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5pt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3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#ff0000"/>
    </style:style>
    <style:style style:name="P4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0000"/>
    </style:style>
    <style:style style:name="P6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/>
    </style:style>
    <style:style style:name="P7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#ff0000"/>
    </style:style>
    <style:style style:name="P8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font-name="Arial" fo:font-size="11pt" fo:font-style="normal" style:text-underline-style="solid" style:text-underline-width="auto" style:text-underline-color="font-color" fo:font-weight="normal" fo:background-color="#ff0000"/>
    </style:style>
    <style:style style:name="P9" style:family="paragraph" style:parent-style-name="Text_20_body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09fb85" style:text-blinking="false" fo:background-color="transparent"/>
    </style:style>
    <style:style style:name="P10" style:family="paragraph" style:parent-style-name="Text_20_body">
      <style:paragraph-properties fo:margin-left="0in" fo:margin-right="0in" fo:margin-top="0in" fo:margin-bottom="0in" loext:contextual-spacing="false" fo:line-height="138%" fo:text-indent="0.5in" style:auto-text-indent="false" style:writing-mode="lr-tb"/>
    </style:style>
    <style:style style:name="P11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09fb85" style:text-blinking="false" fo:background-color="transparent"/>
    </style:style>
    <style:style style:name="P12" style:family="paragraph" style:parent-style-name="Text_20_body">
      <style:text-properties fo:background-color="#ff0000"/>
    </style:style>
    <style:style style:name="P13" style:family="paragraph" style:parent-style-name="Standard">
      <style:text-properties fo:font-variant="normal" fo:text-transform="none" fo:color="#000000" style:text-line-through-style="none" style:text-line-through-type="none" style:font-name="Arial" fo:font-size="33pt" fo:font-style="normal" style:text-underline-style="none" fo:font-weight="bold" officeooo:paragraph-rsid="0009fb85" style:text-blinking="false" fo:background-color="transparent" style:font-weight-asian="bold" style:font-weight-complex="bold"/>
    </style:style>
    <style:style style:name="P14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5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0000"/>
    </style:style>
    <style:style style:name="P16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0000"/>
    </style:style>
    <style:style style:name="P17" style:family="paragraph" style:parent-style-name="Text_20_body" style:list-style-name="L3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0000"/>
    </style:style>
    <style:style style:name="P18" style:family="paragraph" style:parent-style-name="Text_20_body" style:list-style-name="L4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0000"/>
    </style:style>
    <style:style style:name="P19" style:family="paragraph" style:parent-style-name="Text_20_body" style:list-style-name="L7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0000"/>
    </style:style>
    <style:style style:name="P20" style:family="paragraph" style:parent-style-name="Text_20_body" style:list-style-name="L5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0000"/>
    </style:style>
    <style:style style:name="P21" style:family="paragraph" style:parent-style-name="Text_20_body" style:list-style-name="L6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0000"/>
    </style:style>
    <style:style style:name="P22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0000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0000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style:text-blinking="false" fo:background-color="#ff0000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text-underline-style="none" style:text-blinking="false" fo:background-color="#ff0000" loext:char-shading-value="0"/>
    </style:style>
    <style:style style:name="T5" style:family="text">
      <style:text-properties fo:font-size="33pt" fo:font-weight="bold" style:font-weight-asian="bold" style:font-weight-complex="bold"/>
    </style:style>
    <style:style style:name="T6" style:family="text">
      <style:text-properties fo:font-size="37pt"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60eaa77e-7fff-ba48-2ded-96a10624fecf"/>Create a fantasy cricket app</text:p>
      <text:p text:style-name="Text_20_body"/>
      <text:p text:style-name="P2">Language/Framework</text:p>
      <text:p text:style-name="P4">Python/Django</text:p>
      <text:p text:style-name="Text_20_body"/>
      <text:p text:style-name="P2">Explanation</text:p>
      <text:p text:style-name="P4">Fantasy cricket app is an app where users can create teams by picking players from different countries. Once a team is formed each player is awarded scores based on how he performed in the real match. The user whose team scores the highest score in the whole tournament wins.</text:p>
      <text:p text:style-name="Text_20_body"/>
      <text:p text:style-name="P6">Users in the app</text:p>
      <text:p text:style-name="P4">There are 2 types of users in the app</text:p>
      <text:list xml:id="list1275662719" text:style-name="L1">
        <text:list-item>
          <text:p text:style-name="P14">The admin user, who will set up the players and their countries. The players setup by admin will be available for normal users</text:p>
        </text:list-item>
        <text:list-item>
          <text:p text:style-name="P15">The normal users, who will be playing the game.</text:p>
        </text:list-item>
      </text:list>
      <text:p text:style-name="Text_20_body"/>
      <text:p text:style-name="P8">Users log in to the app using their email address (you will have to modify the default django user) </text:p>
      <text:p text:style-name="Text_20_body"/>
      <text:p text:style-name="P2">The Admin User</text:p>
      <text:p text:style-name="P10"><text:span text:style-name="T2">Admin user is created using the </text:span><text:span text:style-name="T3">createsuperuser</text:span><text:span text:style-name="T4"> </text:span><text:span text:style-name="T2">command</text:span><text:span text:style-name="T1">.</text:span></text:p>
      <text:p text:style-name="P2">Normal User</text:p>
      <text:list xml:id="list3101222177" text:style-name="L2">
        <text:list-item>
          <text:p text:style-name="P16">Normal user is created using the signup process.</text:p>
        </text:list-item>
      </text:list>
      <text:p text:style-name="Text_20_body"/>
      <text:p text:style-name="P7">Screens in the App</text:p>
      <text:p text:style-name="P12"/>
      <text:p text:style-name="P3">Landing page</text:p>
      <text:p text:style-name="P5">This is the very first page of the app. It has 2 options</text:p>
      <text:list xml:id="list1935968529" text:style-name="L3">
        <text:list-item>
          <text:p text:style-name="P17">Sign in form</text:p>
        </text:list-item>
        <text:list-item>
          <text:p text:style-name="P17">Link to sign up page</text:p>
        </text:list-item>
      </text:list>
      <text:p text:style-name="Text_20_body"/>
      <text:p text:style-name="P3">Sign up page</text:p>
      <text:p text:style-name="P5">The user can create a new account using the sign up form. He should be able to create a new account by using just the following information.</text:p>
      <text:list xml:id="list2271499236" text:style-name="L4">
        <text:list-item>
          <text:p text:style-name="P18">Email Address</text:p>
        </text:list-item>
        <text:list-item>
          <text:p text:style-name="P18">Password</text:p>
        </text:list-item>
        <text:list-item>
          <text:p text:style-name="P18">Retype password</text:p>
        </text:list-item>
        <text:list-item>
          <text:p text:style-name="P18"><text:soft-page-break/>Full name</text:p>
        </text:list-item>
      </text:list>
      <text:p text:style-name="P5">The only validation that should be performed is that the email address should be unique.</text:p>
      <text:p text:style-name="Text_20_body"/>
      <text:p text:style-name="P2">Home page</text:p>
      <text:p text:style-name="P22">Once the user signs in, he is redirected to the home page. The home page is different for normal and admin users. </text:p>
      <text:p text:style-name="P22">When the admin user logs in to the app he has the following actions available to him</text:p>
      <text:list xml:id="list1146871322" text:style-name="L5">
        <text:list-item>
          <text:p text:style-name="P20">Create new country</text:p>
        </text:list-item>
        <text:list-item>
          <text:p text:style-name="P20">Create matches</text:p>
        </text:list-item>
      </text:list>
      <text:list xml:id="list3313910294" text:style-name="L6">
        <text:list-item>
          <text:p text:style-name="P21"><text:bookmark text:name="docs-internal-guid-36f88aef-7fff-f06a-90f8-bf0023c186a3"/>Record performances</text:p>
        </text:list-item>
      </text:list>
      <text:p text:style-name="P5">When the normal user logs in, he has the following actions available to him</text:p>
      <text:list xml:id="list226755975" text:style-name="L7">
        <text:list-item>
          <text:p text:style-name="P19">Create team</text:p>
        </text:list-item>
        <text:list-item>
          <text:p text:style-name="P19">View player scores</text:p>
        </text:list-item>
        <text:list-item>
          <text:p text:style-name="P19">View leaderboard 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1"><text:tab/><text:tab/></text:p>
      <text:p text:style-name="P13"/>
      <text:p text:style-name="P13"/>
      <text:p text:style-name="P11"><text:span text:style-name="T5"><text:tab/><text:tab/><text:tab/></text:span><text:span text:style-name="T6">View leader-board</text:span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8T15:51:40.774848761</meta:creation-date>
    <dc:date>2021-10-29T10:43:31.396398824</dc:date>
    <meta:editing-duration>PT25M41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3" meta:paragraph-count="38" meta:word-count="307" meta:character-count="1627" meta:non-whitespace-character-count="1364"/>
  </office:meta>
</office:document-meta>
</file>